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2861d" officeooo:paragraph-rsid="000bf17c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fo:font-weight="bold" officeooo:rsid="0002861d" officeooo:paragraph-rsid="000bf17c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02861d" officeooo:paragraph-rsid="0002861d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031799" officeooo:paragraph-rsid="00031799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rsid="0002861d" officeooo:paragraph-rsid="0002861d"/>
    </style:style>
    <style:style style:name="P6" style:family="paragraph" style:parent-style-name="Standard">
      <style:text-properties officeooo:paragraph-rsid="0002861d"/>
    </style:style>
    <style:style style:name="P7" style:family="paragraph" style:parent-style-name="Standard">
      <style:text-properties fo:font-size="24pt" fo:font-weight="bold" officeooo:rsid="000bf17c" officeooo:paragraph-rsid="000bf17c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fo:font-weight="bold" officeooo:rsid="00099759" officeooo:paragraph-rsid="00099759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rsid="00031799" officeooo:paragraph-rsid="000bf17c"/>
    </style:style>
    <style:style style:name="P10" style:family="paragraph" style:parent-style-name="Standard">
      <style:text-properties fo:font-size="24pt" fo:font-weight="bold" officeooo:rsid="00031799" officeooo:paragraph-rsid="000bf17c" style:font-size-asian="24pt" style:font-weight-asian="bold" style:font-size-complex="24pt" style:font-weight-complex="bold"/>
    </style:style>
    <style:style style:name="P11" style:family="paragraph" style:parent-style-name="Standard">
      <style:text-properties fo:font-size="24pt" fo:font-weight="bold" officeooo:rsid="0002861d" officeooo:paragraph-rsid="00099759" style:font-size-asian="24pt" style:font-weight-asian="bold" style:font-size-complex="24pt" style:font-weight-complex="bold"/>
    </style:style>
    <style:style style:name="P12" style:family="paragraph" style:parent-style-name="Standard">
      <style:text-properties officeooo:rsid="00031799" officeooo:paragraph-rsid="00031799"/>
    </style:style>
    <style:style style:name="P13" style:family="paragraph" style:parent-style-name="Standard">
      <style:text-properties officeooo:rsid="000d75d0" officeooo:paragraph-rsid="000d75d0"/>
    </style:style>
    <style:style style:name="T1" style:family="text">
      <style:text-properties officeooo:rsid="00069c08"/>
    </style:style>
    <style:style style:name="T2" style:family="text">
      <style:text-properties officeooo:rsid="0003d8a9"/>
    </style:style>
    <style:style style:name="T3" style:family="text">
      <style:text-properties officeooo:rsid="0005493a"/>
    </style:style>
    <style:style style:name="T4" style:family="text">
      <style:text-properties officeooo:rsid="00085780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02861d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05f08d" style:font-size-asian="24pt" style:font-weight-asian="bold" style:font-size-complex="24pt" style:font-weight-complex="bold"/>
    </style:style>
    <style:style style:name="T8" style:family="text">
      <style:text-properties fo:font-size="24pt" fo:font-weight="bold" officeooo:rsid="0005493a" style:font-size-asian="24pt" style:font-weight-asian="bold" style:font-size-complex="24pt" style:font-weight-complex="bold"/>
    </style:style>
    <style:style style:name="T9" style:family="text">
      <style:text-properties officeooo:rsid="000c8e6e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ile Name: </text:span>IONOS<text:span text:style-name="T2">info.odt</text:span></text:p>
      <text:p text:style-name="P2"/>
      <text:p text:style-name="P3">Customer ID: 314741220</text:p>
      <text:p text:style-name="P3"/>
      <text:p text:style-name="P4">Phone Pin: <text:span text:style-name="T3">Use </text:span><text:span text:style-name="T4">bookmark</text:span><text:span text:style-name="T3"> to get random </text:span><text:span text:style-name="T4">4 digit </text:span><text:span text:style-name="T3">#</text:span></text:p>
      <text:p text:style-name="P3"/>
      <text:p text:style-name="P5"><text:span text:style-name="T5">Login: </text:span><text:a xlink:type="simple" xlink:href="mailto:timpayneis@gmail.com" text:style-name="Internet_20_link" text:visited-style-name="Visited_20_Internet_20_Link"><text:span text:style-name="T5">timpayneis@gmail.com</text:span></text:a></text:p>
      <text:p text:style-name="P3"/>
      <text:p text:style-name="P6"><text:span text:style-name="T6">Password:</text:span><text:span text:style-name="T7"> q$Z@n3Lp!</text:span><text:span text:style-name="T6">5R+K7*Mj9</text:span></text:p>
      <text:p text:style-name="P3"/>
      <text:p text:style-name="P7">Site IP Address: 74.208.236.171 - <text:span text:style-name="T4">Debian Server?</text:span></text:p>
      <text:p text:style-name="P8">-------------------------------------------------------------------</text:p>
      <text:p text:style-name="P7">Email Server mail.ionos.com</text:p>
      <text:p text:style-name="P7"/>
      <text:p text:style-name="P9"><text:span text:style-name="T5">Email: </text:span><text:a xlink:type="simple" xlink:href="mailto:info@fedoralinuxlab.org" text:style-name="Internet_20_link" text:visited-style-name="Visited_20_Internet_20_Link"><text:span text:style-name="T5">info@fedoralinuxlab.org</text:span></text:a></text:p>
      <text:p text:style-name="P10">PW: Nb!M8vfc#pZ5i5T</text:p>
      <text:p text:style-name="P10"/>
      <text:p text:style-name="P4">Email: <text:a xlink:type="simple" xlink:href="mailto:TimothyPayne@fedoralinuxlab.org" text:style-name="Internet_20_link" text:visited-style-name="Visited_20_Internet_20_Link">TimothyPayne@fedoralinuxlab.org</text:a></text:p>
      <text:p text:style-name="P11">Password: q$Z@n3Lp!5R+K7*Mj9</text:p>
      <text:p text:style-name="P7">-------------------------------------------------------------------</text:p>
      <text:p text:style-name="P4">FTP / <text:span text:style-name="T3">(SSH Doesn’t work)</text:span></text:p>
      <text:p text:style-name="P12"><text:span text:style-name="T5">Host: </text:span><text:a xlink:type="simple" xlink:href="sftp://acess-5019024795.webspace-host.com" text:style-name="Internet_20_link" text:visited-style-name="Visited_20_Internet_20_Link"><text:span text:style-name="T5">sftp://ac</text:span><text:span text:style-name="T8">c</text:span><text:span text:style-name="T5">ess-5019024795.webspace-host.com</text:span></text:a></text:p>
      <text:p text:style-name="P4">User: a<text:span text:style-name="T9">2598731</text:span></text:p>
      <text:p text:style-name="P4">PW: $Md!7c!p!78EatMe</text:p>
      <text:p text:style-name="P7">-------------------------------------------------------------------</text:p>
      <text:p text:style-name="P13"><text:span text:style-name="T10">Xfinity - Apartment IP Address: 98.32.52.68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20:56:57.903682722</meta:creation-date>
    <dc:title>Half inch margin</dc:title>
    <meta:editing-duration>PT1H3M19S</meta:editing-duration>
    <meta:editing-cycles>13</meta:editing-cycles>
    <meta:generator>LibreOffice/25.8.3.2$Linux_X86_64 LibreOffice_project/580$Build-2</meta:generator>
    <dc:date>2025-12-10T11:43:12.911321573</dc:date>
    <meta:print-date>2025-12-10T11:38:06.727910020</meta:print-date>
    <meta:document-statistic meta:table-count="0" meta:image-count="0" meta:object-count="0" meta:page-count="1" meta:paragraph-count="19" meta:word-count="58" meta:character-count="688" meta:non-whitespace-character-count="649"/>
    <meta:template xlink:type="simple" xlink:actuate="onRequest" xlink:title="Half inch margin" xlink:href="../../.config/libreoffice/4/user/template/Half%20inch%20margin.ott" meta:date="2025-11-17T20:56:57.326519616"/>
  </office:meta>
</office:document-meta>
</file>